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10.652cm" svg:x2="3.413cm" svg:y2="8.874cm">
          <text:p/>
        </draw:line>
        <draw:line draw:style-name="gr1" draw:text-style-name="P1" draw:layer="layout" svg:x1="3.286cm" svg:y1="13.954cm" svg:x2="3.286cm" svg:y2="12.176cm">
          <text:p/>
        </draw:line>
        <draw:line draw:style-name="gr1" draw:text-style-name="P1" draw:layer="layout" svg:x1="17.891cm" svg:y1="10.652cm" svg:x2="17.891cm" svg:y2="8.874cm">
          <text:p/>
        </draw:line>
        <draw:line draw:style-name="gr1" draw:text-style-name="P1" draw:layer="layout" svg:x1="13.446cm" svg:y1="10.779cm" svg:x2="13.446cm" svg:y2="9.001cm">
          <text:p/>
        </draw:line>
        <draw:line draw:style-name="gr1" draw:text-style-name="P1" draw:layer="layout" svg:x1="7.985cm" svg:y1="10.779cm" svg:x2="7.985cm" svg:y2="9.001cm">
          <text:p/>
        </draw:line>
        <draw:line draw:style-name="gr2" draw:text-style-name="P2" draw:layer="layout" svg:x1="3.413cm" svg:y1="8.874cm" svg:x2="17.891cm" svg:y2="8.874cm">
          <text:p/>
        </draw:line>
        <draw:frame draw:style-name="gr3" draw:text-style-name="P3" draw:layer="layout" svg:width="3.683cm" svg:height="1.673cm" svg:x="2.016cm" svg:y="10.757cm">
          <draw:text-box>
            <text:p>Monthly savings</text:p>
          </draw:text-box>
        </draw:frame>
        <draw:frame draw:style-name="gr4" draw:text-style-name="P3" draw:layer="layout" svg:width="3.429cm" svg:height="1.27cm" svg:x="6.461cm" svg:y="11.033cm">
          <draw:text-box>
            <text:p>weekly</text:p>
          </draw:text-box>
        </draw:frame>
        <draw:line draw:style-name="gr1" draw:text-style-name="P1" draw:layer="layout" svg:x1="7.87cm" svg:y1="13.573cm" svg:x2="7.847cm" svg:y2="11.795cm">
          <text:p/>
        </draw:line>
        <draw:line draw:style-name="gr1" draw:text-style-name="P1" draw:layer="layout" svg:x1="17.914cm" svg:y1="13.573cm" svg:x2="17.891cm" svg:y2="11.795cm">
          <text:p/>
        </draw:line>
        <draw:line draw:style-name="gr1" draw:text-style-name="P1" draw:layer="layout" svg:x1="13.447cm" svg:y1="13.7cm" svg:x2="13.424cm" svg:y2="11.922cm">
          <text:p/>
        </draw:line>
        <draw:frame draw:style-name="gr5" draw:text-style-name="P3" draw:layer="layout" svg:width="2.413cm" svg:height="1.016cm" svg:x="12.557cm" svg:y="10.906cm">
          <draw:text-box>
            <text:p>Daily </text:p>
          </draw:text-box>
        </draw:frame>
        <draw:frame draw:style-name="gr6" draw:text-style-name="P3" draw:layer="layout" svg:width="2.794cm" svg:height="0.962cm" svg:x="16.748cm" svg:y="10.833cm">
          <draw:text-box>
            <text:p>Annual </text:p>
          </draw:text-box>
        </draw:frame>
        <draw:frame draw:style-name="gr4" draw:text-style-name="P3" draw:layer="layout" svg:width="3.937cm" svg:height="1.27cm" svg:x="2.397cm" svg:y="14.208cm">
          <draw:text-box>
            <text:p>50 shares</text:p>
          </draw:text-box>
        </draw:frame>
        <draw:frame draw:style-name="gr4" draw:text-style-name="P3" draw:layer="layout" svg:width="3.937cm" svg:height="1.27cm" svg:x="2.27cm" svg:y="15.351cm">
          <draw:text-box>
            <text:p>100 shares</text:p>
          </draw:text-box>
        </draw:frame>
        <draw:frame draw:style-name="gr4" draw:text-style-name="P3" draw:layer="layout" svg:width="3.937cm" svg:height="1.27cm" svg:x="2.368cm" svg:y="16.367cm">
          <draw:text-box>
            <text:p>150 shares</text:p>
          </draw:text-box>
        </draw:frame>
        <draw:frame draw:style-name="gr7" draw:text-style-name="P3" draw:layer="layout" svg:width="3.937cm" svg:height="1.524cm" svg:x="6.08cm" svg:y="13.954cm">
          <draw:text-box>
            <text:p>300 shares</text:p>
          </draw:text-box>
        </draw:frame>
        <draw:frame draw:style-name="gr4" draw:text-style-name="P3" draw:layer="layout" svg:width="3.937cm" svg:height="1.27cm" svg:x="6.08cm" svg:y="15.224cm">
          <draw:text-box>
            <text:p>600 shares</text:p>
          </draw:text-box>
        </draw:frame>
        <draw:frame draw:style-name="gr4" draw:text-style-name="P3" draw:layer="layout" svg:width="3.937cm" svg:height="1.27cm" svg:x="6.08cm" svg:y="16.367cm">
          <draw:text-box>
            <text:p>800 shares</text:p>
          </draw:text-box>
        </draw:frame>
        <draw:frame draw:style-name="gr4" draw:text-style-name="P3" draw:layer="layout" svg:width="3.937cm" svg:height="1.27cm" svg:x="10.906cm" svg:y="13.954cm">
          <draw:text-box>
            <text:p>10 shares</text:p>
          </draw:text-box>
        </draw:frame>
        <draw:frame draw:style-name="gr4" draw:text-style-name="P3" draw:layer="layout" svg:width="3.937cm" svg:height="1.27cm" svg:x="11.033cm" svg:y="14.97cm">
          <draw:text-box>
            <text:p>20 shares</text:p>
          </draw:text-box>
        </draw:frame>
        <draw:frame draw:style-name="gr4" draw:text-style-name="P3" draw:layer="layout" svg:width="3.937cm" svg:height="1.27cm" svg:x="10.895cm" svg:y="16.162cm">
          <draw:text-box>
            <text:p>30 shares</text:p>
          </draw:text-box>
        </draw:frame>
        <draw:frame draw:style-name="gr8" draw:text-style-name="P3" draw:layer="layout" svg:width="4.318cm" svg:height="1.673cm" svg:x="15.224cm" svg:y="13.954cm">
          <draw:text-box>
            <text:p>1000 shares</text:p>
          </draw:text-box>
        </draw:frame>
        <draw:frame draw:style-name="gr8" draw:text-style-name="P3" draw:layer="layout" svg:width="4.318cm" svg:height="1.673cm" svg:x="14.843cm" svg:y="15.097cm">
          <draw:text-box draw:corner-radius="3.428cm">
            <text:p>2000 shares</text:p>
          </draw:text-box>
        </draw:frame>
        <draw:frame draw:style-name="gr8" draw:text-style-name="P3" draw:layer="layout" svg:width="4.445cm" svg:height="1.673cm" svg:x="14.462cm" svg:y="16.113cm">
          <draw:text-box>
            <text:p>3000 shares</text:p>
          </draw:text-box>
        </draw:frame>
        <draw:line draw:style-name="gr1" draw:text-style-name="P1" draw:layer="layout" svg:x1="3.794cm" svg:y1="18.907cm" svg:x2="3.794cm" svg:y2="17.129cm">
          <text:p/>
        </draw:line>
        <draw:line draw:style-name="gr1" draw:text-style-name="P1" draw:layer="layout" svg:x1="7.604cm" svg:y1="19.034cm" svg:x2="7.604cm" svg:y2="17.256cm">
          <text:p/>
        </draw:line>
        <draw:line draw:style-name="gr1" draw:text-style-name="P1" draw:layer="layout" svg:x1="16.24cm" svg:y1="18.78cm" svg:x2="16.24cm" svg:y2="17.002cm">
          <text:p/>
        </draw:line>
        <draw:line draw:style-name="gr1" draw:text-style-name="P1" draw:layer="layout" svg:x1="12.557cm" svg:y1="18.78cm" svg:x2="12.557cm" svg:y2="16.875cm">
          <text:p/>
        </draw:line>
        <draw:frame draw:style-name="gr4" draw:text-style-name="P3" draw:layer="layout" svg:width="3.683cm" svg:height="1.27cm" svg:x="2.27cm" svg:y="19.161cm">
          <draw:text-box>
            <text:p>Mpesa</text:p>
          </draw:text-box>
        </draw:frame>
        <draw:frame draw:style-name="gr4" draw:text-style-name="P3" draw:layer="layout" svg:width="3.683cm" svg:height="1.27cm" svg:x="2.524cm" svg:y="20.685cm">
          <draw:text-box>
            <text:p>Airtime</text:p>
          </draw:text-box>
        </draw:frame>
        <draw:frame draw:style-name="gr7" draw:text-style-name="P3" draw:layer="layout" svg:width="3.81cm" svg:height="1.524cm" svg:x="5.953cm" svg:y="19.161cm">
          <draw:text-box>
            <text:p>Mpesa</text:p>
          </draw:text-box>
        </draw:frame>
        <draw:frame draw:style-name="gr7" draw:text-style-name="P3" draw:layer="layout" svg:width="3.81cm" svg:height="1.524cm" svg:x="10.525cm" svg:y="19.161cm">
          <draw:text-box>
            <text:p>Mpesa</text:p>
          </draw:text-box>
        </draw:frame>
        <draw:frame draw:style-name="gr7" draw:text-style-name="P3" draw:layer="layout" svg:width="3.81cm" svg:height="1.524cm" svg:x="14.589cm" svg:y="19.161cm">
          <draw:text-box>
            <text:p>Mpesa</text:p>
          </draw:text-box>
        </draw:frame>
        <draw:frame draw:style-name="gr4" draw:text-style-name="P3" draw:layer="layout" svg:width="3.683cm" svg:height="1.27cm" svg:x="6.334cm" svg:y="20.685cm">
          <draw:text-box>
            <text:p>Airtime</text:p>
          </draw:text-box>
        </draw:frame>
        <draw:frame draw:style-name="gr4" draw:text-style-name="P3" draw:layer="layout" svg:width="3.683cm" svg:height="1.27cm" svg:x="10.144cm" svg:y="20.685cm">
          <draw:text-box>
            <text:p>Airtime</text:p>
          </draw:text-box>
        </draw:frame>
        <draw:frame draw:style-name="gr4" draw:text-style-name="P3" draw:layer="layout" svg:width="3.683cm" svg:height="1.27cm" svg:x="14.208cm" svg:y="20.558cm">
          <draw:text-box>
            <text:p>Airtime</text:p>
          </draw:text-box>
        </draw:frame>
        <draw:line draw:style-name="gr1" draw:text-style-name="P1" draw:layer="layout" svg:x1="3.667cm" svg:y1="23.225cm" svg:x2="3.667cm" svg:y2="21.447cm">
          <text:p/>
        </draw:line>
        <draw:line draw:style-name="gr1" draw:text-style-name="P1" draw:layer="layout" svg:x1="7.223cm" svg:y1="23.098cm" svg:x2="7.223cm" svg:y2="21.32cm">
          <text:p/>
        </draw:line>
        <draw:line draw:style-name="gr1" draw:text-style-name="P1" draw:layer="layout" svg:x1="11.287cm" svg:y1="23.352cm" svg:x2="11.287cm" svg:y2="21.574cm">
          <text:p/>
        </draw:line>
        <draw:line draw:style-name="gr1" draw:text-style-name="P1" draw:layer="layout" svg:x1="15.605cm" svg:y1="23.098cm" svg:x2="15.605cm" svg:y2="21.32cm">
          <text:p/>
        </draw:line>
        <draw:frame draw:style-name="gr9" draw:text-style-name="P3" draw:layer="layout" svg:width="4.318cm" svg:height="1.397cm" svg:x="1.762cm" svg:y="23.606cm">
          <draw:text-box>
            <text:p>Accept</text:p>
          </draw:text-box>
        </draw:frame>
        <draw:frame draw:style-name="gr9" draw:text-style-name="P3" draw:layer="layout" svg:width="4.318cm" svg:height="1.397cm" svg:x="5.699cm" svg:y="23.606cm">
          <draw:text-box>
            <text:p>Accept</text:p>
          </draw:text-box>
        </draw:frame>
        <draw:frame draw:style-name="gr9" draw:text-style-name="P3" draw:layer="layout" svg:width="4.318cm" svg:height="1.397cm" svg:x="9.382cm" svg:y="23.606cm">
          <draw:text-box>
            <text:p>Accept</text:p>
          </draw:text-box>
        </draw:frame>
        <draw:frame draw:style-name="gr9" draw:text-style-name="P3" draw:layer="layout" svg:width="4.318cm" svg:height="1.397cm" svg:x="13.7cm" svg:y="23.606cm">
          <draw:text-box>
            <text:p>Accept</text:p>
          </draw:text-box>
        </draw:frame>
        <draw:frame draw:style-name="gr9" draw:text-style-name="P3" draw:layer="layout" svg:width="4.318cm" svg:height="1.397cm" svg:x="1.508cm" svg:y="24.749cm">
          <draw:text-box>
            <text:p>Decline</text:p>
          </draw:text-box>
        </draw:frame>
        <draw:frame draw:style-name="gr9" draw:text-style-name="P3" draw:layer="layout" svg:width="4.318cm" svg:height="1.397cm" svg:x="5.318cm" svg:y="24.749cm">
          <draw:text-box>
            <text:p>Decline</text:p>
          </draw:text-box>
        </draw:frame>
        <draw:frame draw:style-name="gr9" draw:text-style-name="P3" draw:layer="layout" svg:width="4.318cm" svg:height="1.397cm" svg:x="9.382cm" svg:y="24.622cm">
          <draw:text-box>
            <text:p>Decline</text:p>
          </draw:text-box>
        </draw:frame>
        <draw:frame draw:style-name="gr9" draw:text-style-name="P3" draw:layer="layout" svg:width="4.318cm" svg:height="1.397cm" svg:x="13.7cm" svg:y="24.749cm">
          <draw:text-box>
            <text:p>Decline</text:p>
          </draw:text-box>
        </draw:frame>
        <draw:line draw:style-name="gr1" draw:text-style-name="P1" draw:layer="layout" svg:x1="10.144cm" svg:y1="8.747cm" svg:x2="10.144cm" svg:y2="6.969cm">
          <text:p/>
        </draw:line>
        <draw:frame draw:style-name="gr10" draw:text-style-name="P3" draw:layer="layout" svg:width="5.715cm" svg:height="0.962cm" svg:x="7.858cm" svg:y="6.08cm">
          <draw:text-box>
            <text:p><text:span text:style-name="T1">*544*</text:span></text:p>
          </draw:text-box>
        </draw:frame>
        <draw:frame draw:style-name="gr11" draw:text-style-name="P3" draw:layer="layout" svg:width="11.938cm" svg:height="1.778cm" svg:x="5.064cm" svg:y="2.397cm">
          <draw:text-box>
            <text:p/>
          </draw:text-box>
        </draw:frame>
        <draw:frame draw:style-name="gr12" draw:text-style-name="P3" draw:layer="layout" svg:width="16.275cm" svg:height="2.384cm" svg:x="1.997cm" svg:y="2.807cm">
          <draw:text-box>
            <text:p>http://localhost/jamesnyakundiexam/tusave.php?MSISDN=0746445198&amp;SESSION_ID=100&amp;SERVICE_CODE=*544%23&amp;USSD_STRING=*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2:51:08.034043180</meta:creation-date>
    <dc:date>2018-05-11T03:29:38.055861377</dc:date>
    <meta:editing-duration>PT5M47S</meta:editing-duration>
    <meta:editing-cycles>1</meta:editing-cycles>
    <meta:generator>LibreOffice/5.1.6.2$Linux_X86_64 LibreOffice_project/10m0$Build-2</meta:generator>
    <meta:document-statistic meta:object-count="53"/>
  </office:meta>
</office:document-meta>
</file>